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paragraph-properties fo:text-align="justify" style:justify-single-word="false" style:writing-mode="rl-tb"/>
      <style:text-properties fo:font-size="12pt" fo:font-weight="normal" officeooo:rsid="0008d0e9" officeooo:paragraph-rsid="0008d0e9"/>
    </style:style>
    <style:style style:name="P2" style:family="paragraph" style:parent-style-name="Standard">
      <style:paragraph-properties fo:text-align="justify" style:justify-single-word="false" style:writing-mode="lr-tb"/>
      <style:text-properties fo:font-size="12pt" fo:font-weight="normal" officeooo:rsid="0008d0e9" officeooo:paragraph-rsid="0008d0e9" style:font-size-asian="10.5pt" style:font-weight-asian="normal" style:font-name-complex="B Nazanin" style:font-size-complex="12pt" style:font-weight-complex="normal"/>
    </style:style>
    <style:style style:name="P3" style:family="paragraph" style:parent-style-name="Standard">
      <style:paragraph-properties fo:text-align="justify" style:justify-single-word="false" style:writing-mode="rl-tb"/>
      <style:text-properties fo:font-size="12pt" fo:font-weight="normal" officeooo:rsid="0008d0e9" officeooo:paragraph-rsid="0008d0e9" style:font-size-asian="10.5pt" style:font-weight-asian="normal" style:font-name-complex="B Nazanin" style:font-size-complex="12pt" style:font-weight-complex="normal"/>
    </style:style>
    <style:style style:name="P4" style:family="paragraph" style:parent-style-name="Standard">
      <style:paragraph-properties fo:text-align="justify" style:justify-single-word="false" style:writing-mode="lr-tb"/>
      <style:text-properties fo:font-size="12pt" fo:font-weight="normal" officeooo:rsid="0008d0e9" officeooo:paragraph-rsid="000a5471" style:font-size-asian="10.5pt" style:font-weight-asian="normal" style:font-name-complex="B Nazanin" style:font-size-complex="12pt" style:font-weight-complex="normal"/>
    </style:style>
    <style:style style:name="P5" style:family="paragraph" style:parent-style-name="Standard">
      <style:paragraph-properties fo:text-align="justify" style:justify-single-word="false" style:writing-mode="lr-tb"/>
      <style:text-properties fo:font-size="12pt" fo:font-weight="normal" officeooo:paragraph-rsid="0008d0e9" style:font-size-asian="12pt" style:font-weight-asian="normal" style:font-name-complex="B Nazanin" style:font-size-complex="12pt" style:font-weight-complex="normal"/>
    </style:style>
    <style:style style:name="P6" style:family="paragraph" style:parent-style-name="Standard">
      <style:paragraph-properties fo:text-align="justify" style:justify-single-word="false" style:writing-mode="rl-tb"/>
      <style:text-properties fo:font-size="12pt" fo:font-weight="normal" officeooo:paragraph-rsid="00056971"/>
    </style:style>
    <style:style style:name="P7" style:family="paragraph" style:parent-style-name="Standard">
      <style:paragraph-properties fo:text-align="justify" style:justify-single-word="false" style:writing-mode="lr-tb"/>
      <style:text-properties fo:font-size="12pt" fo:font-weight="normal" officeooo:paragraph-rsid="00056971"/>
    </style:style>
    <style:style style:name="P8" style:family="paragraph" style:parent-style-name="Standard">
      <style:paragraph-properties fo:text-align="justify" style:justify-single-word="false" style:writing-mode="rl-tb"/>
      <style:text-properties fo:font-size="14pt" fo:font-weight="bold" officeooo:paragraph-rsid="00056971" style:font-size-asian="14pt" style:font-weight-asian="bold" style:font-name-complex="B Nazanin" style:font-size-complex="14pt" style:font-weight-complex="bold"/>
    </style:style>
    <style:style style:name="P9" style:family="paragraph" style:parent-style-name="Standard">
      <style:paragraph-properties fo:text-align="justify" style:justify-single-word="false" style:writing-mode="rl-tb"/>
      <style:text-properties fo:font-size="14pt" fo:font-weight="bold" officeooo:rsid="00098f5c" officeooo:paragraph-rsid="00098f5c" style:font-size-asian="14pt" style:font-weight-asian="bold" style:font-name-complex="B Nazanin" style:font-size-complex="14pt" style:font-weight-complex="bold"/>
    </style:style>
    <style:style style:name="P10" style:family="paragraph" style:parent-style-name="Standard">
      <style:paragraph-properties fo:text-align="justify" style:justify-single-word="false" style:writing-mode="rl-tb"/>
      <style:text-properties fo:font-size="14pt" fo:font-weight="bold" officeooo:paragraph-rsid="0008d0e9" style:font-size-asian="14pt" style:font-weight-asian="bold" style:font-name-complex="B Nazanin" style:font-size-complex="14pt" style:font-weight-complex="bold"/>
    </style:style>
    <style:style style:name="P11" style:family="paragraph" style:parent-style-name="Standard">
      <style:paragraph-properties fo:text-align="justify" style:justify-single-word="false" style:writing-mode="rl-tb"/>
      <style:text-properties style:font-name="B Nazanin" fo:font-size="12pt" fo:font-weight="normal" officeooo:rsid="0008d0e9" officeooo:paragraph-rsid="0008d0e9" style:font-name-complex="B Nazanin"/>
    </style:style>
    <style:style style:name="P12" style:family="paragraph" style:parent-style-name="Standard">
      <style:paragraph-properties fo:text-align="justify" style:justify-single-word="false" style:writing-mode="rl-tb"/>
      <style:text-properties style:font-name="B Nazanin" fo:font-size="12pt" fo:font-weight="normal" officeooo:rsid="000be256" officeooo:paragraph-rsid="000be256" style:font-size-asian="10.5pt" style:font-weight-asian="normal" style:font-name-complex="B Nazanin" style:font-size-complex="12pt" style:font-weight-complex="normal"/>
    </style:style>
    <style:style style:name="P13" style:family="paragraph" style:parent-style-name="Standard">
      <style:paragraph-properties fo:text-align="justify" style:justify-single-word="false" style:writing-mode="rl-tb"/>
      <style:text-properties style:font-name="B Nazanin" fo:font-size="12pt" fo:font-weight="normal" officeooo:paragraph-rsid="00083d34"/>
    </style:style>
    <style:style style:name="P14" style:family="paragraph" style:parent-style-name="Standard">
      <style:paragraph-properties fo:text-align="justify" style:justify-single-word="false" style:writing-mode="rl-tb"/>
      <style:text-properties style:font-name="B Nazanin" fo:font-size="14pt" fo:font-weight="bold" officeooo:rsid="000827fd" officeooo:paragraph-rsid="000827fd" style:font-size-asian="14pt" style:font-weight-asian="bold" style:font-name-complex="B Nazanin" style:font-size-complex="14pt" style:font-weight-complex="bold"/>
    </style:style>
    <style:style style:name="P15" style:family="paragraph" style:parent-style-name="Standard">
      <style:paragraph-properties fo:text-align="justify" style:justify-single-word="false" style:writing-mode="rl-tb"/>
      <style:text-properties fo:color="#c9211e" loext:opacity="100%" style:font-name="B Nazanin" fo:font-size="16pt" fo:font-weight="bold" officeooo:rsid="000be256" officeooo:paragraph-rsid="000be256" style:font-size-asian="16pt" style:font-weight-asian="bold" style:font-name-complex="B Nazanin" style:font-size-complex="16pt" style:font-weight-complex="bold"/>
    </style:style>
    <style:style style:name="T1" style:family="text">
      <style:text-properties fo:font-variant="normal" fo:text-transform="none" fo:color="#1f2328" loext:opacity="100%" style:font-name="apple-system" fo:letter-spacing="normal" fo:font-style="normal" officeooo:rsid="00056971" style:font-size-asian="10.5pt" style:font-weight-asian="normal" style:font-name-complex="B Nazanin" style:font-size-complex="12pt" style:font-weight-complex="normal"/>
    </style:style>
    <style:style style:name="T2" style:family="text">
      <style:text-properties fo:font-variant="normal" fo:text-transform="none" fo:color="#50a14f" loext:opacity="100%" style:font-name="Menlo" fo:font-size="9pt" fo:letter-spacing="normal" fo:font-style="normal" officeooo:rsid="000ca770" style:font-name-asian="Times New Roman1" style:font-size-asian="12pt" style:font-size-complex="12pt"/>
    </style:style>
    <style:style style:name="T3" style:family="text">
      <style:text-properties fo:font-variant="normal" fo:text-transform="none" fo:color="#50a14f" loext:opacity="100%" style:font-name="Menlo" fo:font-size="14pt" fo:letter-spacing="normal" fo:font-style="normal" officeooo:rsid="000ca770" style:font-name-asian="Times New Roman1" style:font-size-asian="14pt" style:font-size-complex="14pt"/>
    </style:style>
    <style:style style:name="T4" style:family="text">
      <style:text-properties fo:font-variant="normal" fo:text-transform="none" fo:color="#50a14f" loext:opacity="100%" style:font-name="Menlo" fo:letter-spacing="normal" fo:font-style="normal" officeooo:rsid="000ca770" style:font-name-asian="Times New Roman1" style:font-size-asian="12pt" style:font-size-complex="12pt"/>
    </style:style>
    <style:style style:name="T5" style:family="text">
      <style:text-properties fo:font-variant="normal" fo:text-transform="none" fo:color="#50a14f" loext:opacity="100%" style:font-name="Menlo" fo:font-size="11pt" fo:letter-spacing="normal" fo:font-style="normal" officeooo:rsid="000ca770" style:font-name-asian="Times New Roman1" style:font-size-asian="11pt" style:font-size-complex="11pt"/>
    </style:style>
    <style:style style:name="T6" style:family="text">
      <style:text-properties officeooo:rsid="00056971" style:font-size-asian="10.5pt" style:font-weight-asian="normal" style:font-name-complex="B Nazanin" style:font-size-complex="12pt" style:font-weight-complex="normal"/>
    </style:style>
    <style:style style:name="T7" style:family="text">
      <style:text-properties officeooo:rsid="000827fd"/>
    </style:style>
    <style:style style:name="T8" style:family="text">
      <style:text-properties style:font-name="Times New Roman" style:font-name-asian="Times New Roman1"/>
    </style:style>
    <style:style style:name="T9" style:family="text">
      <style:text-properties style:font-name="Times New Roman" style:font-name-asian="Times New Roman1" style:font-size-asian="12pt"/>
    </style:style>
    <style:style style:name="T10" style:family="text">
      <style:text-properties style:font-name="Times New Roman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" officeooo:rsid="000ca770" style:font-name-asian="Times New Roman1" style:font-size-asian="12pt" style:font-name-complex="Times New Roman1" style:font-size-complex="12pt"/>
    </style:style>
    <style:style style:name="T12" style:family="text">
      <style:text-properties style:font-name="Times New Roman" style:font-name-asian="Times New Roman1" style:font-size-asian="12pt" style:font-size-complex="12pt"/>
    </style:style>
    <style:style style:name="T13" style:family="text">
      <style:text-properties style:font-name="Times New Roman" officeooo:rsid="0008d0e9" style:font-name-asian="Times New Roman1" style:font-size-asian="12pt" style:font-size-complex="12pt"/>
    </style:style>
    <style:style style:name="T14" style:family="text">
      <style:text-properties style:font-name="Times New Roman" officeooo:rsid="000827fd" style:font-name-asian="Times New Roman1" style:font-size-asian="12pt" style:font-size-complex="12pt"/>
    </style:style>
    <style:style style:name="T15" style:family="text">
      <style:text-properties style:font-name="Times New Roman" officeooo:rsid="0008d0e9" style:font-name-asian="Times New Roman1"/>
    </style:style>
    <style:style style:name="T16" style:family="text">
      <style:text-properties style:font-name-asian="Times New Roman1"/>
    </style:style>
    <style:style style:name="T17" style:family="text">
      <style:text-properties style:font-name-asian="Times New Roman1" style:font-size-asian="12pt"/>
    </style:style>
    <style:style style:name="T18" style:family="text">
      <style:text-properties style:font-name-asian="Times New Roman1" style:font-size-asian="12pt" style:font-size-complex="12pt"/>
    </style:style>
    <style:style style:name="T19" style:family="text">
      <style:text-properties officeooo:rsid="000ca770" style:font-name-asian="Times New Roman1" style:font-size-asian="12pt" style:font-size-complex="12pt"/>
    </style:style>
    <style:style style:name="T20" style:family="text">
      <style:text-properties officeooo:rsid="00083d34" style:font-name-asian="Times New Roman1" style:font-size-asian="12pt" style:font-name-complex="B Nazanin" style:font-size-complex="12pt"/>
    </style:style>
    <style:style style:name="T21" style:family="text">
      <style:text-properties officeooo:rsid="000ca770" style:font-name-asian="Times New Roman1" style:font-size-asian="12pt" style:font-name-complex="B Nazanin" style:font-size-complex="12pt"/>
    </style:style>
    <style:style style:name="T22" style:family="text">
      <style:text-properties officeooo:rsid="0010e40e" style:font-name-asian="Times New Roman1" style:font-size-asian="12pt"/>
    </style:style>
    <style:style style:name="T23" style:family="text">
      <style:text-properties officeooo:rsid="0010e40e" style:font-name-asian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7">1. </text:span>تولید دیتاست فارسی با کیفیت</text:p>
      <text:p text:style-name="P6"><text:span text:style-name="T6">استفاده از ابزار</text:span><text:span text:style-name="T1">gpt4free و مدل gpt4.1 برای تولید دیتاست مصنوعی با کیفیت. برای مدیریت چالش هایی مثل رفتن برق بنده کد تولید دیتاست را با لپتاپ درکولب پیاده سازی کرده و سپس با گوشی به کولب متصل شده و کد را اجرا کردم البته یک پاور بانک 30 هزار هم در صورت نیاز برای پشتیبانی باطری موبایل وجود داشت.</text:span></text:p>
      <text:p text:style-name="P7">scripts/generate_data.py</text:p>
      <text:p text:style-name="P6"/>
      <text:p text:style-name="P14"/>
      <text:p text:style-name="P14">2. آموزش دو مدل SVM و <text:span text:style-name="T16">Naive Bayes</text:span></text:p>
      <text:p text:style-name="P13"><text:span text:style-name="T20">نتایج ارزیابی دقت بالایی داشت و بعد از این دو مدل سراغ پ</text:span><text:span text:style-name="T21">یاده سازی مدل bert برای فاین تیون رفتم ولی سیستمم نکشید و وقت زیادی هم از من برد ولی نتیجه نداد با این سیستم. </text:span><text:span text:style-name="T5">"HooshvareLab/bert-fa-base-uncased"</text:span></text:p>
      <text:p text:style-name="P11"><text:span text:style-name="T18">نتایج ارزیابی را میتوان در models/model_evaluation.csv مشاهده کرد.</text:span></text:p>
      <text:p text:style-name="P1"><text:span text:style-name="T10"/></text:p>
      <text:p text:style-name="P1"><text:span text:style-name="T10"/></text:p>
      <text:p text:style-name="P10"><text:span text:style-name="T13">3</text:span><text:span text:style-name="T14">.</text:span><text:span text:style-name="T13">API <text:s/>با FastAPI</text:span></text:p>
      <text:p text:style-name="P5">uvicorn app.main:app --reload --port 8000</text:p>
      <text:p text:style-name="P5"/>
      <text:p text:style-name="P2">http://localhost:8000/docs</text:p>
      <text:p text:style-name="P3"><text:span text:style-name="T15"/></text:p>
      <text:p text:style-name="P3"><text:span text:style-name="T15"/></text:p>
      <text:p text:style-name="P9"><text:span text:style-name="T8">4. داکرایز کردن</text:span></text:p>
      <text:p text:style-name="P4"><text:a xlink:type="simple" xlink:href="http://localhost:8000/docs" text:style-name="Internet_20_link" text:visited-style-name="Visited_20_Internet_20_Link"><text:span text:style-name="T9">http://localhost:8000/docs</text:span></text:a></text:p>
      <text:p text:style-name="P4"><text:span text:style-name="T12"/></text:p>
      <text:p text:style-name="P12"><text:span text:style-name="T17">برای آماده سازی محیط <text:s/>Anaconda <text:s/>از شل اسکریپت conda_install.sh <text:s/>استفاده کنید و برای بالا آوردن داکر از build_and_run.sh استفاده کنید. </text:span></text:p>
      <text:p text:style-name="P12"><text:span text:style-name="T17"/></text:p>
      <text:p text:style-name="P15"><text:span text:style-name="T16">تولید دیتاست </text:span><text:span text:style-name="T23">و داکرایز کردن وقت زیادی از من برد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6:57:00.648965670</meta:creation-date>
    <dc:date>2025-07-31T22:24:22.681783056</dc:date>
    <meta:editing-duration>PT1H42M46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1" meta:paragraph-count="13" meta:word-count="164" meta:character-count="954" meta:non-whitespace-character-count="800"/>
  </office:meta>
</office:document-meta>
</file>